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01. Actividades E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6">1. Actividad 01<text:tab/>3</text:span></text:a></text:p>
          <text:p text:style-name="P13"><text:a xlink:type="simple" xlink:href="#_dv3dwn6imrol" text:style-name="Index_20_Link" text:visited-style-name="Index_20_Link"><text:span text:style-name="T16">2. Actividad 02<text:tab/></text:span></text:a><text:span text:style-name="T17">3</text:span></text:p>
        </text:index-body>
      </text:table-of-content>
      <text:p text:style-name="P12"/>
      <text:p text:style-name="P15"/>
      <text:p text:style-name="P16"><text:span text:style-name="T14">UD01. Actividades evaluables 01</text:span></text:p>
      <text:list xml:id="list3014787284" text:style-name="WWNum3">
        <text:list-item>
          <text:p text:style-name="P31"><text:bookmark text:name="_4owcmsjlyn6b"/>Actividad 01</text:p>
        </text:list-item>
      </text:list>
      <text:p text:style-name="Standard">Como expertos informáticos de gran prestigio, se os ha contactado para dar una charla a otros expertos informáticos que quieren conocer vuestra opinión.</text:p>
      <text:p text:style-name="Standard">La temática de la charla es: <text:span text:style-name="T10">¿Qué es mejor para la empresa?: ¿Utilizar un sistema operativo en red alojado en ordenadores locales o utilizar un sistema operativo en red en la nube?</text:span></text:p>
      <text:p text:style-name="Standard">Vosotros, como equipo experimentado, sabéis que todo tiene ventajas e inconvenientes y que es muy dependiente del contexto.</text:p>
      <text:p text:style-name="Standard">Para plantear la charla, formaros sobre el tema e intentar plantear la cuestión de la forma más eficiente posible, habéis decidido separados en equipos de 5 personas donde cada equipo debe tomar un rol distinto:</text:p>
      <text:list xml:id="list1895198005" text:style-name="WWNum2">
        <text:list-item>
          <text:p text:style-name="P21">Unos equipos defenderán el uso de un sistema operativo en red en equipos locales.</text:p>
        </text:list-item>
        <text:list-item>
          <text:p text:style-name="P24">Otros equipos defenderán el uso de un sistema operativo en red en la nube.</text:p>
        </text:list-item>
      </text:list>
      <text:p text:style-name="Standard">El profesorado establecerá equipos de 5 personas y a cada equipo le dará un rol. Cada equipo deberá establecer una lista de entre 5 y 10 razones para defender su postura como la mejor posible. Entre estos tipos de razones debe considerarse:</text:p>
      <text:list xml:id="list143103487" text:style-name="WWNum4">
        <text:list-item>
          <text:p text:style-name="P22">Recursos físicos de la empresa.</text:p>
        </text:list-item>
        <text:list-item>
          <text:p text:style-name="P27">Precio.</text:p>
        </text:list-item>
        <text:list-item>
          <text:p text:style-name="P27">Escalabilidad.</text:p>
        </text:list-item>
        <text:list-item>
          <text:p text:style-name="P27">Seguridad.</text:p>
        </text:list-item>
        <text:list-item>
          <text:p text:style-name="P27">Disponibilidad.</text:p>
        </text:list-item>
        <text:list-item>
          <text:p text:style-name="P25">Cumplimiento normativas legales.</text:p>
        </text:list-item>
      </text:list>
      <text:p text:style-name="Standard">Estas razones deberán ser comentadas en público en clase, de forma que todos los integrantes del equipo participen en exponerlas.</text:p>
      <text:p text:style-name="P10"><text:span text:style-name="T9"><text:s/>📕 </text:span><text:span text:style-name="T10">A entregar: </text:span>redactar entre 5 y 10 razones y comentarlas en clase.</text:p>
      <text:list xml:id="list210935220928047" text:continue-list="list3014787284" text:style-name="WWNum3">
        <text:list-item>
          <text:p text:style-name="P31"><text:bookmark text:name="_dv3dwn6imrol"/>Actividad 02</text:p>
        </text:list-item>
      </text:list>
      <text:p text:style-name="P29">Continuando con el ejercicio anterior y tras haber expuesto las razones, con los mismos equipos, pero aquí ya sin tener que “defender” un rol concreto, vamos a debatir entre los distintos equipos y con el profesor como guía, los pros y contra de cada tipo de sistema operativo en red (en la nube o local) sería más apropiado para cada empresa presentada.</text:p>
      <text:p text:style-name="P29">Las empresas a debatir son:</text:p>
      <text:list xml:id="list1070134456" text:style-name="WWNum1">
        <text:list-item>
          <text:p text:style-name="P23"><text:soft-page-break/>Una pequeña tienda de ultramarinos donde todos trabajan en la tienda.</text:p>
        </text:list-item>
        <text:list-item>
          <text:p text:style-name="P28">Un negocio de desarrollo soluciones informáticas donde los empleados pueden teletrabajar y la oficina es un co-working.</text:p>
        </text:list-item>
        <text:list-item>
          <text:p text:style-name="P26">Empresa grande de atención médica, con grandes instalaciones disponibles y con personal de soporte informático.</text:p>
        </text:list-item>
      </text:list>
      <text:p text:style-name="P10"><text:span text:style-name="T9"><text:s/>📕 </text:span><text:span text:style-name="T10">A entregar: </text:span>participación en el deb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Actividades evaluables 01</text:span></text:p>
      </style:header>
      <style:footer>
        <text:p text:style-name="MP4"><text:span text:style-name="MT1">CFGM Sistemas Microinformáticos y Redes<text:tab/><text:tab/>Unidad 0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2" meta:word-count="479" meta:character-count="2891" meta:non-whitespace-character-count="2456"/>
    <meta:generator>LibreOfficeDev/6.0.5.2$Linux_X86_64 LibreOffice_project/</meta:generator>
  </office:meta>
</office:document-meta>
</file>